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Interaktionen" style:family="table">
      <style:table-properties style:width="6.925in" table:align="margins"/>
    </style:style>
    <style:style style:name="Interaktionen.A" style:family="table-column">
      <style:table-column-properties style:column-width="1.5014in" style:rel-column-width="14210*"/>
    </style:style>
    <style:style style:name="Interaktionen.B" style:family="table-column">
      <style:table-column-properties style:column-width="1.5007in" style:rel-column-width="14203*"/>
    </style:style>
    <style:style style:name="Interaktionen.C" style:family="table-column">
      <style:table-column-properties style:column-width="3.9229in" style:rel-column-width="37122*"/>
    </style:style>
    <style:style style:name="Interaktionen.A1" style:family="table-cell">
      <style:table-cell-properties fo:padding="0.0382in" fo:border-left="0.0007in solid #000000" fo:border-right="none" fo:border-top="0.0007in solid #000000" fo:border-bottom="0.0007in solid #000000"/>
    </style:style>
    <style:style style:name="Interaktionen.C1" style:family="table-cell">
      <style:table-cell-properties fo:padding="0.0382in" fo:border="0.0007in solid #000000"/>
    </style:style>
    <style:style style:name="Interaktionen.A2" style:family="table-cell">
      <style:table-cell-properties fo:padding="0.0382in" fo:border-left="0.0007in solid #000000" fo:border-right="none" fo:border-top="none" fo:border-bottom="0.0007in solid #000000"/>
    </style:style>
    <style:style style:name="Interaktionen.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5007in" style:rel-column-width="2161*"/>
    </style:style>
    <style:style style:name="Table1.B" style:family="table-column">
      <style:table-column-properties style:column-width="1.5in" style:rel-column-width="2160*"/>
    </style:style>
    <style:style style:name="Table1.C" style:family="table-column">
      <style:table-column-properties style:column-width="3.9243in" style:rel-column-width="565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list-style-name="L1">
      <style:paragraph-properties fo:margin-left="0in" fo:margin-right="0in" fo:text-indent="0in" style:auto-text-indent="false"/>
    </style:style>
    <style:style style:name="P2" style:family="paragraph" style:parent-style-name="Table_20_Contents" style:list-style-name="L2">
      <style:paragraph-properties fo:margin-left="0in" fo:margin-right="0in" fo:text-indent="0in" style:auto-text-indent="false"/>
    </style:style>
    <style:style style:name="P3" style:family="paragraph" style:parent-style-name="Table_20_Contents" style:list-style-name="L3">
      <style:paragraph-properties fo:margin-left="0in" fo:margin-right="0in" fo:text-indent="0in" style:auto-text-indent="false"/>
    </style:style>
    <style:style style:name="P4" style:family="paragraph" style:parent-style-name="Table_20_Contents" style:list-style-name="L4">
      <style:paragraph-properties fo:margin-left="0in" fo:margin-right="0in" fo:text-indent="0in" style:auto-text-indent="false"/>
    </style:style>
    <style:style style:name="P5" style:family="paragraph" style:parent-style-name="Text_20_body">
      <style:paragraph-properties fo:break-before="page"/>
    </style:style>
    <style:style style:name="P6" style:family="paragraph" style:parent-style-name="Table_20_Contents" style:list-style-name="L5">
      <style:paragraph-properties fo:margin-left="0in" fo:margin-right="0in" fo:text-indent="0in" style:auto-text-indent="false"/>
    </style:style>
    <style:style style:name="P7" style:family="paragraph" style:parent-style-name="Table_20_Contents" style:list-style-name="L6">
      <style:paragraph-properties fo:margin-left="0in" fo:margin-right="0in" fo:text-indent="0in" style:auto-text-indent="false"/>
    </style:style>
    <style:style style:name="P8" style:family="paragraph" style:parent-style-name="Table_20_Contents" style:list-style-name="L7">
      <style:paragraph-properties fo:margin-left="0in" fo:margin-right="0in" fo:text-indent="0in" style:auto-text-indent="false"/>
    </style:style>
    <style:style style:name="P9" style:family="paragraph" style:parent-style-name="Table_20_Contents" style:list-style-name="L8">
      <style:paragraph-properties fo:margin-left="0in" fo:margin-right="0in" fo:text-indent="0in" style:auto-text-indent="false"/>
    </style:style>
    <style:style style:name="P10" style:family="paragraph" style:parent-style-name="Table_20_Contents">
      <style:text-properties style:text-line-through-style="solid"/>
    </style:style>
    <style:style style:name="P11" style:family="paragraph" style:parent-style-name="Table_20_Contents" style:list-style-name="L5">
      <style:paragraph-properties fo:margin-left="0in" fo:margin-right="0in" fo:text-indent="0in" style:auto-text-indent="false"/>
      <style:text-properties style:text-line-through-style="solid"/>
    </style:style>
    <style:style style:name="P12" style:family="paragraph" style:parent-style-name="Table_20_Contents" style:list-style-name="L6">
      <style:paragraph-properties fo:margin-left="0in" fo:margin-right="0in" fo:text-indent="0in" style:auto-text-indent="false"/>
      <style:text-properties style:text-line-through-style="solid"/>
    </style:style>
    <style:style style:name="P13" style:family="paragraph" style:parent-style-name="Text_20_body" style:list-style-name="L9"/>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ynchronisation in Catwiesel</text:h>
      <text:p text:style-name="Text_20_body">Anmerkung:</text:p>
      <text:p text:style-name="Text_20_body_20_indent">Die Zuordnung von Dokumenten zu Kategorien ist intrinsisch gespeichert (jedes Dokument enthält Verweise auf alle seine Väter, ein Vater hat keinen Verweis auf einen seiner Söhne). Dadurch hat die Verschiebung eines Dokuments in der virtuellen Struktur lediglich die Änderung <text:span text:style-name="T1">eines</text:span> Dokuments im Index zur Folge. Insbesondere ist damit das Verschieben eines Dokuments nur ein Spezialfall von <text:span text:style-name="T1">ein Attribut wurde geändert</text:span>.</text:p>
      <text:p text:style-name="Text_20_body">Wir bezeichnen mit <text:span text:style-name="T1">Dokument</text:span> und <text:span text:style-name="T1">Kategorie</text:span> virtuelle Objekte, die realen Pendants heißen <text:span text:style-name="T1">Datei</text:span> (oder File) und <text:span text:style-name="T1">Verzeichnis</text:span> (oder Ordner, Directory).</text:p>
      <text:p text:style-name="Text_20_body">Welche Fälle können bei der Synchronisation einer Datei mit einem Dokument in Catwiesel unterschieden werden?</text:p>
      <table:table table:name="Interaktionen" table:style-name="Interaktionen">
        <table:table-column table:style-name="Interaktionen.A"/>
        <table:table-column table:style-name="Interaktionen.B"/>
        <table:table-column table:style-name="Interaktionen.C"/>
        <table:table-header-rows>
          <table:table-row>
            <table:table-cell table:style-name="Interaktionen.A1" office:value-type="string">
              <text:p text:style-name="Table_20_Heading">Reale Struktur<text:line-break/>(Datei)</text:p>
            </table:table-cell>
            <table:table-cell table:style-name="Interaktionen.A1" office:value-type="string">
              <text:p text:style-name="Table_20_Heading">Virtuelle Struktur<text:line-break/>(Dokument)</text:p>
            </table:table-cell>
            <table:table-cell table:style-name="Interaktionen.C1" office:value-type="string">
              <text:p text:style-name="Table_20_Heading">Anpassungen?</text:p>
            </table:table-cell>
          </table:table-row>
        </table:table-header-rows>
        <table:table-row>
          <table:table-cell table:style-name="Interaktionen.A2" office:value-type="string">
            <text:p text:style-name="Table_20_Contents">Inhalt wurde geändert</text:p>
          </table:table-cell>
          <table:table-cell table:style-name="Interaktionen.A2" office:value-type="string">
            <text:p text:style-name="Table_20_Contents">Unverändert oder Attribute wurden geändert</text:p>
          </table:table-cell>
          <table:table-cell table:style-name="Interaktionen.C2" office:value-type="string">
            <text:p text:style-name="Table_20_Contents">Inhalt muss neu indexiert werden, evtl. geänderte Attribute müssen dabei erhalten bleiben</text:p>
          </table:table-cell>
        </table:table-row>
        <table:table-row>
          <table:table-cell table:style-name="Interaktionen.A2" office:value-type="string">
            <text:p text:style-name="Table_20_Contents">Inhalt wurde geändert</text:p>
          </table:table-cell>
          <table:table-cell table:style-name="Interaktionen.A2" office:value-type="string">
            <text:p text:style-name="Table_20_Contents">Dokument wurde gelöscht</text:p>
          </table:table-cell>
          <table:table-cell table:style-name="Interaktionen.C2" office:value-type="string">
            <text:p text:style-name="Table_20_Contents">Mögliche Reaktionen:</text:p>
            <text:list text:style-name="L1">
              <text:list-item>
                <text:p text:style-name="P1">Dokument wieder in den Index aufnehmen</text:p>
              </text:list-item>
              <text:list-item>
                <text:p text:style-name="P1">nichts tun</text:p>
              </text:list-item>
            </text:list>
          </table:table-cell>
        </table:table-row>
        <table:table-row>
          <table:table-cell table:style-name="Interaktionen.A2" office:value-type="string">
            <text:p text:style-name="Table_20_Contents">Datei wurde gelöscht</text:p>
          </table:table-cell>
          <table:table-cell table:style-name="Interaktionen.A2" office:value-type="string">
            <text:p text:style-name="Table_20_Contents">Unverändert oder Attribute wurden geändert</text:p>
          </table:table-cell>
          <table:table-cell table:style-name="Interaktionen.C2" office:value-type="string">
            <text:p text:style-name="Table_20_Contents">Mögliche Reaktionen:</text:p>
            <text:list text:style-name="L2">
              <text:list-item>
                <text:p text:style-name="P2">zugehöriges Dokument löschen</text:p>
              </text:list-item>
              <text:list-item>
                <text:p text:style-name="P2">zugehöriges Dokument behalten und als virtuell kennzeichnen</text:p>
              </text:list-item>
            </text:list>
          </table:table-cell>
        </table:table-row>
        <table:table-row>
          <table:table-cell table:style-name="Interaktionen.A2" office:value-type="string">
            <text:p text:style-name="Table_20_Contents">Datei wurde gelöscht</text:p>
          </table:table-cell>
          <table:table-cell table:style-name="Interaktionen.A2" office:value-type="string">
            <text:p text:style-name="Table_20_Contents">Dokument wurde gelöscht</text:p>
          </table:table-cell>
          <table:table-cell table:style-name="Interaktionen.C2" office:value-type="string">
            <text:p text:style-name="Table_20_Contents">Nichts tun.</text:p>
          </table:table-cell>
        </table:table-row>
        <table:table-row>
          <table:table-cell table:style-name="Interaktionen.A2" office:value-type="string">
            <text:p text:style-name="Table_20_Contents">Datei wurde in einen anderen, <text:span text:style-name="T2">nicht</text:span> synchronisierten Ordner verschoben.</text:p>
          </table:table-cell>
          <table:table-cell table:style-name="Interaktionen.A2" office:value-type="string">
            <text:p text:style-name="Table_20_Contents">Unverändert oder Attribute wurden geändert</text:p>
          </table:table-cell>
          <table:table-cell table:style-name="Interaktionen.C2" office:value-type="string">
            <text:p text:style-name="Table_20_Contents">Mögliche Reaktionen:</text:p>
            <text:list text:style-name="L3">
              <text:list-item>
                <text:p text:style-name="P3">zugehöriges Dokument löschen</text:p>
              </text:list-item>
              <text:list-item>
                <text:p text:style-name="P3">zugehöriges Dokument behalten und das entsprechende Attribut (<text:span text:style-name="T1">source</text:span>) anpassen</text:p>
              </text:list-item>
            </text:list>
          </table:table-cell>
        </table:table-row>
        <table:table-row>
          <table:table-cell table:style-name="Interaktionen.A2" office:value-type="string">
            <text:p text:style-name="Table_20_Contents">Datei wurde in einen anderen synchronisierten Ordner verschoben.</text:p>
          </table:table-cell>
          <table:table-cell table:style-name="Interaktionen.A2" office:value-type="string">
            <text:p text:style-name="Table_20_Contents">Unverändert oder Attribute wurden geändert</text:p>
          </table:table-cell>
          <table:table-cell table:style-name="Interaktionen.C2" office:value-type="string">
            <text:p text:style-name="Table_20_Contents">Mögliche Reaktionen:</text:p>
            <text:list text:style-name="L4">
              <text:list-item>
                <text:p text:style-name="P4">zugehöriges Dokument löschen</text:p>
              </text:list-item>
              <text:list-item>
                <text:p text:style-name="P4">zugehöriges Dokument behalten und das entsprechende Attribut (<text:span text:style-name="T1">source</text:span>) anpassen</text:p>
              </text:list-item>
            </text:list>
          </table:table-cell>
        </table:table-row>
        <table:table-row>
          <table:table-cell table:style-name="Interaktionen.A2" office:value-type="string">
            <text:p text:style-name="Table_20_Contents">Datei wurde in einen anderen synchronisierten Ordner verschoben.</text:p>
          </table:table-cell>
          <table:table-cell table:style-name="Interaktionen.A2" office:value-type="string">
            <text:p text:style-name="Table_20_Contents">Dokument wurde gelöscht</text:p>
          </table:table-cell>
          <table:table-cell table:style-name="Interaktionen.C2" office:value-type="string">
            <text:p text:style-name="Table_20_Contents">Mögliche Reaktionen:</text:p>
            <text:list text:style-name="L4">
              <text:list-item>
                <text:p text:style-name="P4">Datei nicht mehr in den Index aufnehmen</text:p>
              </text:list-item>
              <text:list-item>
                <text:p text:style-name="P4">zugehöriges Dokument über den neuen Ordner in die entsprechende Kategorie aufnehmen</text:p>
              </text:list-item>
            </text:list>
          </table:table-cell>
        </table:table-row>
        <table:table-row>
          <table:table-cell table:style-name="Interaktionen.A2" office:value-type="string">
            <text:p text:style-name="Table_20_Contents">Datei unverändert</text:p>
          </table:table-cell>
          <table:table-cell table:style-name="Interaktionen.A2" office:value-type="string">
            <text:p text:style-name="Table_20_Contents">Dokument wurde gelöscht</text:p>
          </table:table-cell>
          <table:table-cell table:style-name="Interaktionen.C2" office:value-type="string">
            <text:p text:style-name="Table_20_Contents">Mögliche Reaktionen:</text:p>
            <text:list text:style-name="L1">
              <text:list-item>
                <text:p text:style-name="P1">Dokument wieder in den Index aufnehmen</text:p>
              </text:list-item>
              <text:list-item>
                <text:p text:style-name="P1">nichts tun</text:p>
              </text:list-item>
            </text:list>
          </table:table-cell>
        </table:table-row>
      </table:table>
      <text:p text:style-name="Text_20_body"/>
      <text:p text:style-name="P5">Welche Fälle können bei der Synchronisation eines Verzeichnis mit einer Kategorie in Catwiesel unterschieden werde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ale Struktur V<text:line-break/>(Verzeichnis)</text:p>
            </table:table-cell>
            <table:table-cell table:style-name="Table1.A1" office:value-type="string">
              <text:p text:style-name="Table_20_Heading">Virtuelle Struktur K<text:line-break/>(Kategorie)</text:p>
            </table:table-cell>
            <table:table-cell table:style-name="Table1.C1" office:value-type="string">
              <text:p text:style-name="Table_20_Heading">Anpassungen?</text:p>
            </table:table-cell>
          </table:table-row>
        </table:table-header-rows>
        <table:table-row>
          <table:table-cell table:style-name="Table1.A2" office:value-type="string">
            <text:p text:style-name="Table_20_Contents">Verzeichnis enthält neue Datei</text:p>
          </table:table-cell>
          <table:table-cell table:style-name="Table1.A2" office:value-type="string">
            <text:p text:style-name="Table_20_Contents">Unverändert</text:p>
          </table:table-cell>
          <table:table-cell table:style-name="Table1.C2" office:value-type="string">
            <text:p text:style-name="Table_20_Contents">neues Dokument in die Kategorie einfügen</text:p>
          </table:table-cell>
        </table:table-row>
        <table:table-row>
          <table:table-cell table:style-name="Table1.A2" office:value-type="string">
            <text:p text:style-name="Table_20_Contents">Verzeichnis enthält neues Unterverzeichnis</text:p>
          </table:table-cell>
          <table:table-cell table:style-name="Table1.A2" office:value-type="string">
            <text:p text:style-name="Table_20_Contents">Unverändert</text:p>
          </table:table-cell>
          <table:table-cell table:style-name="Table1.C2" office:value-type="string">
            <text:p text:style-name="Table_20_Contents">Unterverzeichnis rekursiv einfügen und die so neu entstehende Kategorie in K einfügen</text:p>
          </table:table-cell>
        </table:table-row>
        <table:table-row>
          <table:table-cell table:style-name="Table1.A2" office:value-type="string">
            <text:p text:style-name="Table_20_Contents">Verzeichnis wurde gelöscht</text:p>
          </table:table-cell>
          <table:table-cell table:style-name="Table1.A2" office:value-type="string">
            <text:p text:style-name="Table_20_Contents">Unverändert</text:p>
          </table:table-cell>
          <table:table-cell table:style-name="Table1.C2" office:value-type="string">
            <text:p text:style-name="Table_20_Contents">Virtuelle Struktur K wird gelöscht, die Attribute der direkt enthaltenen Elemente werden aktualisiert</text:p>
          </table:table-cell>
        </table:table-row>
        <table:table-row>
          <table:table-cell table:style-name="Table1.A2" office:value-type="string">
            <text:p text:style-name="Table_20_Contents">Verzeichnis enthält neue Datei</text:p>
          </table:table-cell>
          <table:table-cell table:style-name="Table1.A2" office:value-type="string">
            <text:p text:style-name="Table_20_Contents">Kategorie K wurde verschoben</text:p>
          </table:table-cell>
          <table:table-cell table:style-name="Table1.C2" office:value-type="string">
            <text:p text:style-name="Table_20_Contents">Mögliche Reaktionen:</text:p>
            <text:list text:style-name="L5">
              <text:list-item>
                <text:p text:style-name="P6">nichts tun</text:p>
              </text:list-item>
              <text:list-item>
                <text:p text:style-name="P6">neues Dokument in K einfügen</text:p>
              </text:list-item>
            </text:list>
          </table:table-cell>
        </table:table-row>
        <table:table-row>
          <table:table-cell table:style-name="Table1.A2" office:value-type="string">
            <text:p text:style-name="Table_20_Contents">Verzeichnis enthält neues Unterverzeichnis</text:p>
          </table:table-cell>
          <table:table-cell table:style-name="Table1.A2" office:value-type="string">
            <text:p text:style-name="Table_20_Contents">Kategorie K wurde verschoben</text:p>
          </table:table-cell>
          <table:table-cell table:style-name="Table1.C2" office:value-type="string">
            <text:p text:style-name="Table_20_Contents">Mögliche Reaktionen:</text:p>
            <text:list text:style-name="L6">
              <text:list-item>
                <text:p text:style-name="P7">nichts tun</text:p>
              </text:list-item>
              <text:list-item>
                <text:p text:style-name="P7">Unterverzeichnis rekursiv einfügen und die so neu entstehende Kategorie in K einfügen</text:p>
              </text:list-item>
            </text:list>
          </table:table-cell>
        </table:table-row>
        <table:table-row>
          <table:table-cell table:style-name="Table1.A2" office:value-type="string">
            <text:p text:style-name="Table_20_Contents">Verzeichnis wurde gelöscht</text:p>
          </table:table-cell>
          <table:table-cell table:style-name="Table1.A2" office:value-type="string">
            <text:p text:style-name="Table_20_Contents">Kategorie K wurde verschoben</text:p>
          </table:table-cell>
          <table:table-cell table:style-name="Table1.C2" office:value-type="string">
            <text:p text:style-name="Table_20_Contents">Mögliche Reaktionen:</text:p>
            <text:list text:style-name="L5">
              <text:list-item>
                <text:p text:style-name="P6">nichts tun</text:p>
              </text:list-item>
              <text:list-item>
                <text:p text:style-name="P6">K löschen</text:p>
              </text:list-item>
            </text:list>
          </table:table-cell>
        </table:table-row>
        <table:table-row>
          <table:table-cell table:style-name="Table1.A2" office:value-type="string">
            <text:p text:style-name="Table_20_Contents">Verzeichnis unverändert</text:p>
          </table:table-cell>
          <table:table-cell table:style-name="Table1.A2" office:value-type="string">
            <text:p text:style-name="Table_20_Contents">Kategorie K wurde verschoben</text:p>
          </table:table-cell>
          <table:table-cell table:style-name="Table1.C2" office:value-type="string">
            <text:p text:style-name="Table_20_Contents">Mögliche Reaktionen:</text:p>
            <text:list text:style-name="L7">
              <text:list-item>
                <text:p text:style-name="P8">Synchronisation abstellen</text:p>
              </text:list-item>
              <text:list-item>
                <text:p text:style-name="P8">synchronisieren</text:p>
              </text:list-item>
            </text:list>
          </table:table-cell>
        </table:table-row>
        <table:table-row>
          <table:table-cell table:style-name="Table1.A2" office:value-type="string">
            <text:p text:style-name="Table_20_Contents">Verzeichnis unverändert</text:p>
          </table:table-cell>
          <table:table-cell table:style-name="Table1.A2" office:value-type="string">
            <text:p text:style-name="Table_20_Contents">Kategorie K wurde gelöscht</text:p>
          </table:table-cell>
          <table:table-cell table:style-name="Table1.C2" office:value-type="string">
            <text:p text:style-name="Table_20_Contents">Mögliche Reaktionen:</text:p>
            <text:list text:style-name="L8">
              <text:list-item>
                <text:p text:style-name="P9">K wiederherstellen</text:p>
              </text:list-item>
              <text:list-item>
                <text:p text:style-name="P9">nichts tun</text:p>
              </text:list-item>
            </text:list>
          </table:table-cell>
        </table:table-row>
        <table:table-row>
          <table:table-cell table:style-name="Table1.A2" office:value-type="string">
            <text:p text:style-name="P10">Verzeichnis enthält neue Datei</text:p>
          </table:table-cell>
          <table:table-cell table:style-name="Table1.A2" office:value-type="string">
            <text:p text:style-name="P10">Kategorie K wurde gelöscht</text:p>
          </table:table-cell>
          <table:table-cell table:style-name="Table1.C2" office:value-type="string">
            <text:p text:style-name="P10">Mögliche Reaktionen:</text:p>
            <text:list text:style-name="L5">
              <text:list-item>
                <text:p text:style-name="P11">nichts tun</text:p>
              </text:list-item>
              <text:list-item>
                <text:p text:style-name="P11">neues Dokument in K einfügen</text:p>
              </text:list-item>
            </text:list>
          </table:table-cell>
        </table:table-row>
        <table:table-row>
          <table:table-cell table:style-name="Table1.A2" office:value-type="string">
            <text:p text:style-name="P10">Verzeichnis enthält neues Unterverzeichnis</text:p>
          </table:table-cell>
          <table:table-cell table:style-name="Table1.A2" office:value-type="string">
            <text:p text:style-name="P10">Kategorie K wurde gelöscht</text:p>
          </table:table-cell>
          <table:table-cell table:style-name="Table1.C2" office:value-type="string">
            <text:p text:style-name="P10">Mögliche Reaktionen:</text:p>
            <text:list text:style-name="L6">
              <text:list-item>
                <text:p text:style-name="P12">nichts tun</text:p>
              </text:list-item>
              <text:list-item>
                <text:p text:style-name="P12">K wiederherstellen, Unterverzeichnis rekursiv wieder einfügen und die so neu entstehende Kategorie in K einfügen</text:p>
              </text:list-item>
            </text:list>
          </table:table-cell>
        </table:table-row>
        <table:table-row>
          <table:table-cell table:style-name="Table1.A2" office:value-type="string">
            <text:p text:style-name="Table_20_Contents">Verzeichnis wurde gelöscht</text:p>
          </table:table-cell>
          <table:table-cell table:style-name="Table1.A2" office:value-type="string">
            <text:p text:style-name="Table_20_Contents">Kategorie K wurde gelöscht</text:p>
          </table:table-cell>
          <table:table-cell table:style-name="Table1.C2" office:value-type="string">
            <text:p text:style-name="Table_20_Contents">Nichts tun</text:p>
          </table:table-cell>
        </table:table-row>
      </table:table>
      <text:p text:style-name="Text_20_body"/>
      <text:p text:style-name="Text_20_body">Weitere Probleme und Fragen:</text:p>
      <text:list text:style-name="L9">
        <text:list-item>
          <text:p text:style-name="P13">was tun, wenn die Catwiesel-Konfiguration zwischen zwei Synchronisationsläufen geändert wird (neue Importer, anders konfigurierte Importer, neuer Lucene <text:span text:style-name="T3">Analyzer</text:span>)?<text:line-break/>Momentaner Zustand:<text:line-break/>Beim Re-Import eines Dokuments bleiben alle Attribute des alten Eintrags erhalten, die nicht neu erzeugt wurden. Attribute, die beim Re-Import erzeugt werden, überschreiben gleichnamige Attribute des alten Eintrags (Ausnahme: alle <text:span text:style-name="T3">Parent</text:span> URIs bleiben erhalten).</text:p>
        </text:list-item>
        <text:list-item>
          <text:p text:style-name="P13">Sollen Doppelvorkommen über die Prüfsumme der Dateien bestimmt werden, oder ist das unintu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de" fo:country="DE"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2-01T11:36:56</meta:creation-date>
    <dc:date>2005-12-02T11:28:39</dc:date>
    <meta:print-date>2005-12-02T11:27:03</meta:print-date>
    <dc:language>de-DE</dc:language>
    <meta:editing-cycles>31</meta:editing-cycles>
    <meta:editing-duration>PT23H30M24S</meta:editing-duration>
    <meta:user-defined meta:name="Info 1"/>
    <meta:user-defined meta:name="Info 2"/>
    <meta:user-defined meta:name="Info 3"/>
    <meta:user-defined meta:name="Info 4"/>
    <meta:document-statistic meta:table-count="2" meta:image-count="0" meta:object-count="0" meta:page-count="3" meta:paragraph-count="98" meta:word-count="544" meta:character-count="4173"/>
  </office:meta>
</office:document-meta>
</file>